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94cm"/>
    </style:style>
    <style:style style:name="co5" style:family="table-column">
      <style:table-column-properties fo:break-before="auto" style:column-width="7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d rc,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c rc,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z rc,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l rc,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LS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i rb, ra, imm6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8 downto 6] -&gt; RFA3</text:p>
          </table:table-cell>
          <table:table-cell office:value-type="string" calcext:value-type="string">
            <text:p>S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du rc,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NAND. Z flag is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dc rc,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NAND. Z flag is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dz rc,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NAND. Z flag is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hi ra, imm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[8 downto 0] -&gt; ZA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w ra, rb, imm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Z flag is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3 -&gt; MemA</text:p>
          </table:table-cell>
          <table:table-cell office:value-type="string" calcext:value-type="string">
            <text:p>S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w ra, rb, imm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3 -&gt; Me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office:value-type="string" calcext:value-type="string">
            <text:p>S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Mem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m ra, imm</text:p>
          </table:table-cell>
          <table:table-cell table:number-columns-repeated="5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office:value-type="string" calcext:value-type="string">
            <text:p>jalr ra, imm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 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lr ra, rb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D1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ri ra, imm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No flags are modif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inal St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111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A,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1 </text:p>
          </table:table-cell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11 -&gt; R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T1 -&gt; ALU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IR[5 downto 3] -&gt; R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2 -&gt; LS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IR[8 downto 6] -&gt; R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IR[11 downto 9] -&gt; R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0] -&gt; ZA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IR[8 downto 6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T3 -&gt; Me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D -&gt; T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IR[8 downto 0] -&gt; SE9 -&gt; 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T3 -&gt; Me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Mem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IR[8 downto 6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RFD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IR[11 downto 9] -&gt; RFA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1:10:55.770593599</meta:creation-date>
    <dc:date>2022-04-27T20:35:12.378534738</dc:date>
    <meta:editing-duration>PT3H45M23S</meta:editing-duration>
    <meta:editing-cycles>1</meta:editing-cycles>
    <meta:document-statistic meta:table-count="1" meta:cell-count="398" meta:object-count="0"/>
    <meta:generator>LibreOffice/6.4.7.2$Linux_X86_64 LibreOffice_project/40$Build-2</meta:generator>
  </office:meta>
</office:document-meta>
</file>